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862" officeooo:paragraph-rsid="00088862"/>
    </style:style>
    <style:style style:name="P2" style:family="paragraph" style:parent-style-name="Standard">
      <style:paragraph-properties fo:text-align="end" style:justify-single-word="false"/>
      <style:text-properties officeooo:rsid="00088862" officeooo:paragraph-rsid="00088862"/>
    </style:style>
    <style:style style:name="P3" style:family="paragraph" style:parent-style-name="Standard">
      <style:paragraph-properties fo:text-align="start" style:justify-single-word="false"/>
      <style:text-properties officeooo:rsid="00088862" officeooo:paragraph-rsid="00088862" fo:background-color="#fff200"/>
    </style:style>
    <style:style style:name="P4" style:family="paragraph" style:parent-style-name="Standard">
      <style:paragraph-properties fo:text-align="start" style:justify-single-word="false"/>
      <style:text-properties officeooo:rsid="000923ec" officeooo:paragraph-rsid="000923ec" fo:background-color="#fff200"/>
    </style:style>
    <style:style style:name="P5" style:family="paragraph" style:parent-style-name="Standard">
      <style:paragraph-properties fo:text-align="start" style:justify-single-word="false"/>
      <style:text-properties officeooo:rsid="000923ec" officeooo:paragraph-rsid="0009d280" fo:background-color="#fff200"/>
    </style:style>
    <style:style style:name="P6" style:family="paragraph" style:parent-style-name="Standard">
      <style:paragraph-properties fo:text-align="start" style:justify-single-word="false"/>
      <style:text-properties officeooo:rsid="000923ec" officeooo:paragraph-rsid="000923ec" fo:background-color="#ffffff"/>
    </style:style>
    <style:style style:name="P7" style:family="paragraph" style:parent-style-name="Standard">
      <style:paragraph-properties fo:text-align="start" style:justify-single-word="false"/>
      <style:text-properties officeooo:rsid="000923ec" officeooo:paragraph-rsid="0009d280" fo:background-color="#ffffff"/>
    </style:style>
    <style:style style:name="P8" style:family="paragraph" style:parent-style-name="Standard">
      <style:paragraph-properties fo:text-align="center" style:justify-single-word="false"/>
      <style:text-properties officeooo:rsid="000923ec" officeooo:paragraph-rsid="000923ec" fo:background-color="#fffff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0088862" officeooo:paragraph-rsid="00088862"/>
    </style:style>
    <style:style style:name="P11" style:family="paragraph" style:parent-style-name="Standard">
      <style:paragraph-properties fo:text-align="end" style:justify-single-word="false" fo:break-before="page"/>
      <style:text-properties officeooo:rsid="00088862" officeooo:paragraph-rsid="00088862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923ec" officeooo:paragraph-rsid="000923ec" fo:background-color="#ffffff"/>
    </style:style>
    <style:style style:name="P13" style:family="paragraph" style:parent-style-name="Standard">
      <style:paragraph-properties fo:text-align="center" style:justify-single-word="false" fo:break-before="page"/>
      <style:text-properties officeooo:rsid="000923ec" officeooo:paragraph-rsid="000923ec" fo:background-color="#ffffff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09d280" officeooo:paragraph-rsid="0009d280" fo:background-color="#ffffff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923ec" officeooo:paragraph-rsid="000923ec" fo:background-color="#fff200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923ec" officeooo:paragraph-rsid="0009d280" fo:background-color="#fff200"/>
    </style:style>
    <style:style style:name="P17" style:family="paragraph" style:parent-style-name="Standard">
      <style:paragraph-properties fo:margin-top="0cm" fo:margin-bottom="0.635cm" loext:contextual-spacing="false"/>
    </style:style>
    <style:style style:name="T1" style:family="text">
      <style:text-properties officeooo:rsid="000923ec"/>
    </style:style>
    <style:style style:name="T2" style:family="text">
      <style:text-properties fo:background-color="#ffff00"/>
    </style:style>
    <style:style style:name="T3" style:family="text">
      <style:text-properties text:display="none"/>
    </style:style>
    <style:style style:name="T4" style:family="text">
      <style:text-properties text:display="none" fo:background-color="#ffff0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09d2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tion of High Performance Packet Capture for the Purpose of NetFlow Reporting Using Commodity Hardware</text:p>
      <text:p text:style-name="P1"/>
      <text:p text:style-name="P1">By Simon Curtis</text:p>
      <text:p text:style-name="P1"/>
      <text:p text:style-name="P1">School of ITEE,</text:p>
      <text:p text:style-name="P1">Faculty of EAIT,</text:p>
      <text:p text:style-name="P1">Department of Electircal and Computer Engineering,</text:p>
      <text:p text:style-name="P1">Univeristy of Queensland</text:p>
      <text:p text:style-name="P1"/>
      <text:p text:style-name="P1">Submitted for the degree of Bachelor of Engineering (Honours),</text:p>
      <text:p text:style-name="P1">in the division of July 2020</text:p>
      <text:p text:style-name="P1"/>
      <text:p text:style-name="P10">Note: Leave Blank</text:p>
      <text:p text:style-name="P11"><text:a xlink:type="simple" xlink:href="mailto:s.curtis@uq.net.au" text:style-name="Internet_20_link" text:visited-style-name="Visited_20_Internet_20_Link">s.curtis@uq.net.au</text:a></text:p>
      <text:p text:style-name="P2">04 5555 2946</text:p>
      <text:p text:style-name="P2">20/29 Raffles St, Mt Gravatt East</text:p>
      <text:p text:style-name="P2"/>
      <text:p text:style-name="P2"/>
      <text:p text:style-name="P3">Date of Submission</text:p>
      <text:p text:style-name="P3"/>
      <text:p text:style-name="P6">Prof Amin Abbosh</text:p>
      <text:p text:style-name="P6">Acting Head of School</text:p>
      <text:p text:style-name="P6">School of Information Technology and Electrical Engineering</text:p>
      <text:p text:style-name="P6">The University of Queensland</text:p>
      <text:p text:style-name="P6">St Lucia QLD 4072</text:p>
      <text:p text:style-name="P6"/>
      <text:p text:style-name="P6">Dear Professor Abbosh,</text:p>
      <text:p text:style-name="P6"/>
      <text:p text:style-name="Standard">In accordance with the requirements of the Degree of <text:span text:style-name="T5">Bachelor of Engineering (Honours) </text:span>in the School of Information Technology and Electrical Engineering, I submit the following thesis entitled</text:p>
      <text:p text:style-name="P9"><text:span text:style-name="T2">“{Title of thesis}”</text:span></text:p>
      <text:p text:style-name="Standard">The thesis was performed under the supervision of <text:span text:style-name="T1">Dr Marius Portmann.</text:span> I declare that the work submitted in the thesis is my own, except as acknowledged in the text and footnotes, and that it has not previously been submitted for a degree at the University of Queensland or any other institution.</text:p>
      <text:p text:style-name="Standard"/>
      <text:p text:style-name="Standard">Yours sincerely</text:p>
      <text:p text:style-name="P17"/>
      <text:p text:style-name="Standard"><text:span text:style-name="T3">___ </text:span><text:span text:style-name="T4">{Your signature here once document is printed}</text:span><text:span text:style-name="T3"> ________________</text:span></text:p>
      <text:p text:style-name="P6">Simon Curtis</text:p>
      <text:p text:style-name="P6"/>
      <text:p text:style-name="P12">LEAVE BLANK</text:p>
      <text:p text:style-name="P6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o …</text:p>
      <text:p text:style-name="P8"/>
      <text:p text:style-name="P12">Acknowledgments</text:p>
      <text:p text:style-name="P6"/>
      <text:p text:style-name="P4">Acknowledge your supervisor, preferably with a few short and specific statements</text:p>
      <text:p text:style-name="P4">about his/her contribution to the content and direction of the project. If you collab-</text:p>
      <text:p text:style-name="P4">orated with another student, acknowledge your partner’s contribution, including any</text:p>
      <text:p text:style-name="P4">parts of the thesis of which s/he was the principal author or co-author; this informa-</text:p>
      <text:p text:style-name="P4">tion can be duplicated in footnotes to the chapters or sections to which your partner</text:p>
      <text:p text:style-name="P4">has contributed. Briefly describe any assistance that you received from technical or</text:p>
      <text:p text:style-name="P4">administrative staff. Support of family and friends may also be acknowledged, but</text:p>
      <text:p text:style-name="P4">avoid sentimentality—or hide it in the dedication.</text:p>
      <text:p text:style-name="P6"/>
      <text:p text:style-name="P15">Abstract</text:p>
      <text:p text:style-name="P6"/>
      <text:p text:style-name="P12">Contents</text:p>
      <text:p text:style-name="P6"/>
      <text:p text:style-name="P6">Aknowledgme<text:span text:style-name="T6">nts <text:tab/><text:tab/><text:tab/><text:tab/><text:tab/><text:tab/><text:tab/><text:tab/><text:tab/>vi</text:span></text:p>
      <text:p text:style-name="P6">Abstract<text:tab/><text:tab/><text:tab/><text:tab/><text:tab/><text:tab/><text:tab/><text:tab/><text:tab/> <text:s text:c="10"/><text:span text:style-name="T6">vii</text:span></text:p>
      <text:p text:style-name="P6">List of Figures</text:p>
      <text:p text:style-name="P6">List of Tables</text:p>
      <text:p text:style-name="P6"><text:tab/></text:p>
      <text:p text:style-name="P6">1 Introduction<text:tab/><text:tab/><text:tab/><text:tab/><text:tab/><text:tab/><text:tab/><text:tab/><text:tab/><text:span text:style-name="T6">1</text:span></text:p>
      <text:p text:style-name="P6">2 Literature review / prior art<text:tab/><text:tab/><text:tab/><text:tab/><text:tab/><text:tab/><text:tab/><text:span text:style-name="T6">2</text:span></text:p>
      <text:p text:style-name="P6">3 Theory</text:p>
      <text:p text:style-name="P6">4 Methodology, procedure, design, etc.</text:p>
      <text:p text:style-name="P6">5 Results and discussion</text:p>
      <text:p text:style-name="P6">6 Conclusions</text:p>
      <text:p text:style-name="P6"/>
      <text:p text:style-name="P6"/>
      <text:p text:style-name="P6">Appendices</text:p>
      <text:p text:style-name="P6">A</text:p>
      <text:p text:style-name="P6">B</text:p>
      <text:p text:style-name="P6"/>
      <text:p text:style-name="P6">Bibliography<text:tab/><text:tab/><text:tab/><text:tab/><text:tab/><text:tab/><text:tab/><text:tab/><text:tab/><text:span text:style-name="T6">13</text:span></text:p>
      <text:p text:style-name="P6"/>
      <text:p text:style-name="P16">List of Figures</text:p>
      <text:p text:style-name="P5">List of Tables</text:p>
      <text:p text:style-name="P5"><text:tab/></text:p>
      <text:p text:style-name="P5">Introduction<text:tab/><text:tab/><text:tab/><text:tab/><text:tab/><text:tab/><text:tab/><text:tab/><text:tab/></text:p>
      <text:p text:style-name="P5">Literature review / prior art<text:tab/><text:tab/><text:tab/><text:tab/><text:tab/><text:tab/><text:tab/></text:p>
      <text:p text:style-name="P5">Theory</text:p>
      <text:p text:style-name="P5">Methodology, procedure, design, etc.</text:p>
      <text:p text:style-name="P5">Results and discussion</text:p>
      <text:p text:style-name="P5">Conclusions</text:p>
      <text:p text:style-name="P5"/>
      <text:p text:style-name="P5">Appendices</text:p>
      <text:p text:style-name="P5"/>
      <text:p text:style-name="P5">Bibliogra<text:span text:style-name="T6">phy</text:span></text:p>
      <text:p text:style-name="P7"/>
      <text:p text:style-name="P7"/>
      <text:p text:style-name="P7"/>
      <text:p text:style-name="P14">Intro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00:58.869768996</meta:creation-date>
    <dc:date>2020-03-17T15:05:36.242451976</dc:date>
    <meta:editing-duration>PT11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0" meta:paragraph-count="64" meta:word-count="341" meta:character-count="2260" meta:non-whitespace-character-count="1914"/>
  </office:meta>
</office:document-meta>
</file>